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6">
      <style:paragraph-properties fo:text-align="start" style:justify-single-word="false"/>
      <style:text-properties style:use-window-font-color="true"/>
    </style:style>
    <style:style style:name="P6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14731183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2">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256480572"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027905347"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660133562" text:style-name="L4">
        <text:list-item>
          <text:p text:style-name="P32">user_id (INTEGER, FK, NOT NULL)</text:p>
        </text:list-item>
        <text:list-item>
          <text:p text:style-name="P32">subject_id (INTEGER, FK, NOT NULL)</text:p>
        </text:list-item>
        <text:list-item>
          <text:p text:style-name="P63">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629124072"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802111009"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4">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351575391"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767104757"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203045899"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651630034"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083614935"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918100124"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30574810"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315523022"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36745584"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109921709" text:continue-list="list130574810"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624216337"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6157457"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20686483"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038987012"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294093119" text:style-name="L16">
        <text:list-item>
          <text:p text:style-name="P61"><text:span text:style-name="T22">Suggested Lessons (IN DASHBOARD)</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p>
        </text:list-item>
        <text:list-item>
          <text:p text:style-name="P61"><text:span text:style-name="T22">Last Media Elements (IN DASHBOARD)</text:span><text:span text:style-name="T23">: conditions → </text:span><text:span text:style-name="T24">(public = true) </text:span><text:span text:style-name="T15">∧</text:span><text:span text:style-name="T24"> (user_id != mine) </text:span><text:span text:style-name="T23">→ ordered by publication date descendant</text:span></text:p>
        </text:list-item>
      </text:list>
      <text:p text:style-name="P3"/>
      <text:p text:style-name="P3">[questi qui sotto vanno completati, inoltre devo segnarmi in rosso che va ancora deciso il caso zero]</text:p>
      <text:p text:style-name="P3"/>
      <text:list xml:id="list2084417767" text:continue-numbering="true" text:style-name="L16">
        <text:list-item>
          <text:p text:style-name="P65"><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5"><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5"><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5"><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739871413" text:continue-numbering="true" text:style-name="L16">
        <text:list-item>
          <text:p text:style-name="P65"><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5"><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2137560387" text:style-name="L17">
        <text:list-item>
          <text:p text:style-name="P60">filter by subject (only for lessons)</text:p>
        </text:list-item>
        <text:list-item>
          <text:p text:style-name="P60">filter by school level (only for lessons)</text:p>
        </text:list-item>
        <text:list-item>
          <text:p text:style-name="P60">filter by format (only for media elements)</text:p>
        </text:list-item>
        <text:list-item>
          <text:p text:style-name="P60">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366990241"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1167863288"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534789094"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207416958"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text:soft-page-break/>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168752260"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1049982861" text:continue-list="list1207416958"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214607722"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53633519"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371329422"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ext:soft-page-break/>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962926191" text:style-name="L26">
        <text:list-item>
          <text:p text:style-name="P47">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164275751"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text:soft-page-break/>In this section we expose how the logic of the application is implemented: this happens at three different levels:</text:p>
      <text:p text:style-name="P3"/>
      <text:list xml:id="list1771250639" text:style-name="L28">
        <text:list-item>
          <text:p text:style-name="P49">database configuration and controls (we already saw these controls in <text:span text:style-name="T20">Section 1.2</text:span>, <text:span text:style-name="T20">Section </text:span><text:span text:style-name="T20">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ext:soft-page-break/>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text:soft-page-break/>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843485274" text:style-name="L29">
        <text:list-item>
          <text:p text:style-name="P50"><text:span text:style-name="T28">Manual 'before_destroy' callbacks</text:span> (in blue in the picture)</text:p>
        </text:list-item>
        <text:list-item>
          <text:p text:style-name="P50"><text:soft-page-break/><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1130716816"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text:soft-page-break/>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ext:soft-page-break/>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ext:soft-page-break/>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1T11:01:34</dc:date>
    <dc:creator>Morgan Spa</dc:creator>
    <meta:editing-duration>P1DT6H5M34S</meta:editing-duration>
    <meta:editing-cycles>464</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10" meta:word-count="6318" meta:character-count="36219" meta:non-whitespace-character-count="33526"/>
  </office:meta>
</office:document-meta>
</file>